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4.71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4.71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5in" table:align="margins"/>
    </style:style>
    <style:style style:name="Table3.A" style:family="table-column">
      <style:table-column-properties style:column-width="4.71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9.425in" table:align="margins"/>
    </style:style>
    <style:style style:name="Table4.A" style:family="table-column">
      <style:table-column-properties style:column-width="4.71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8" style:family="table-row">
      <style:table-row-properties style:min-row-height="0.3063in"/>
    </style:style>
    <style:style style:name="Table5" style:family="table">
      <style:table-properties style:width="9.425in" table:align="margins"/>
    </style:style>
    <style:style style:name="Table5.A" style:family="table-column">
      <style:table-column-properties style:column-width="2.3563in" style:rel-column-width="16383*"/>
    </style:style>
    <style:style style:name="Table5.B" style:family="table-column">
      <style:table-column-properties style:column-width="2.3563in" style:rel-column-width="1638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fd05" officeooo:paragraph-rsid="0014fd05"/>
    </style:style>
    <style:style style:name="P2" style:family="paragraph" style:parent-style-name="Standard">
      <style:paragraph-properties fo:break-before="page"/>
      <style:text-properties officeooo:rsid="0014fd05" officeooo:paragraph-rsid="0014fd05"/>
    </style:style>
    <style:style style:name="P3" style:family="paragraph" style:parent-style-name="Standard">
      <style:paragraph-properties fo:margin-left="0.9846in" fo:margin-right="0in" fo:text-indent="0in" style:auto-text-indent="false"/>
      <style:text-properties officeooo:rsid="0024b36f" officeooo:paragraph-rsid="0025f793"/>
    </style:style>
    <style:style style:name="P4" style:family="paragraph" style:parent-style-name="Text_20_body">
      <style:text-properties officeooo:rsid="0014fd05" officeooo:paragraph-rsid="0014fd05"/>
    </style:style>
    <style:style style:name="P5" style:family="paragraph" style:parent-style-name="Text_20_body">
      <style:text-properties officeooo:paragraph-rsid="0014fd05"/>
    </style:style>
    <style:style style:name="P6" style:family="paragraph" style:parent-style-name="Text_20_body">
      <style:text-properties officeooo:rsid="001725d5" officeooo:paragraph-rsid="001725d5"/>
    </style:style>
    <style:style style:name="P7" style:family="paragraph" style:parent-style-name="Text_20_body">
      <style:text-properties officeooo:rsid="0017ae58" officeooo:paragraph-rsid="0017ae58"/>
    </style:style>
    <style:style style:name="P8" style:family="paragraph" style:parent-style-name="Text_20_body">
      <style:text-properties officeooo:rsid="0017ee6e" officeooo:paragraph-rsid="0017ee6e"/>
    </style:style>
    <style:style style:name="P9" style:family="paragraph" style:parent-style-name="Text_20_body">
      <style:text-properties officeooo:paragraph-rsid="0017ee6e"/>
    </style:style>
    <style:style style:name="P10" style:family="paragraph" style:parent-style-name="Text_20_body">
      <style:text-properties officeooo:rsid="0018dcad" officeooo:paragraph-rsid="0018dcad"/>
    </style:style>
    <style:style style:name="P11" style:family="paragraph" style:parent-style-name="Text_20_body">
      <style:text-properties officeooo:rsid="001ad354" officeooo:paragraph-rsid="001ad354"/>
    </style:style>
    <style:style style:name="P12" style:family="paragraph" style:parent-style-name="Text_20_body">
      <style:text-properties officeooo:paragraph-rsid="001d8798"/>
    </style:style>
    <style:style style:name="P13" style:family="paragraph" style:parent-style-name="Text_20_body">
      <style:text-properties officeooo:rsid="001f5a09" officeooo:paragraph-rsid="001f5a09"/>
    </style:style>
    <style:style style:name="P14" style:family="paragraph" style:parent-style-name="Text_20_body">
      <style:text-properties officeooo:rsid="0020102c" officeooo:paragraph-rsid="0020102c"/>
    </style:style>
    <style:style style:name="P15" style:family="paragraph" style:parent-style-name="Text_20_body">
      <style:text-properties officeooo:rsid="0024b36f" officeooo:paragraph-rsid="0024b36f"/>
    </style:style>
    <style:style style:name="P16" style:family="paragraph" style:parent-style-name="Text_20_body">
      <style:text-properties officeooo:paragraph-rsid="0024b36f"/>
    </style:style>
    <style:style style:name="P17" style:family="paragraph" style:parent-style-name="Text_20_body">
      <style:text-properties officeooo:rsid="002c7879" officeooo:paragraph-rsid="002c7879"/>
    </style:style>
    <style:style style:name="P18" style:family="paragraph" style:parent-style-name="Text_20_body">
      <style:text-properties officeooo:paragraph-rsid="002c7879"/>
    </style:style>
    <style:style style:name="P19" style:family="paragraph" style:parent-style-name="Text_20_body">
      <style:text-properties officeooo:rsid="0034506b" officeooo:paragraph-rsid="0034506b"/>
    </style:style>
    <style:style style:name="P20" style:family="paragraph" style:parent-style-name="Text_20_body">
      <style:paragraph-properties fo:break-before="page"/>
      <style:text-properties officeooo:rsid="0014fd05" officeooo:paragraph-rsid="0014fd05"/>
    </style:style>
    <style:style style:name="P21" style:family="paragraph" style:parent-style-name="Text_20_body">
      <style:paragraph-properties fo:break-before="page"/>
      <style:text-properties officeooo:rsid="001725d5" officeooo:paragraph-rsid="001725d5"/>
    </style:style>
    <style:style style:name="P22" style:family="paragraph" style:parent-style-name="Text_20_body">
      <style:paragraph-properties fo:break-before="page"/>
      <style:text-properties officeooo:rsid="0017ae58" officeooo:paragraph-rsid="0017ae58"/>
    </style:style>
    <style:style style:name="P23" style:family="paragraph" style:parent-style-name="Text_20_body">
      <style:paragraph-properties fo:break-before="page"/>
      <style:text-properties officeooo:rsid="0017ee6e" officeooo:paragraph-rsid="0017ee6e"/>
    </style:style>
    <style:style style:name="P24" style:family="paragraph" style:parent-style-name="Text_20_body">
      <style:paragraph-properties fo:break-before="page"/>
      <style:text-properties officeooo:rsid="0018dcad" officeooo:paragraph-rsid="0018dcad"/>
    </style:style>
    <style:style style:name="P25" style:family="paragraph" style:parent-style-name="Text_20_body">
      <style:paragraph-properties fo:break-before="page"/>
      <style:text-properties officeooo:rsid="001ad354" officeooo:paragraph-rsid="001ad354"/>
    </style:style>
    <style:style style:name="P26" style:family="paragraph" style:parent-style-name="Text_20_body">
      <style:paragraph-properties fo:break-before="page"/>
      <style:text-properties officeooo:rsid="001f5a09" officeooo:paragraph-rsid="001f5a09"/>
    </style:style>
    <style:style style:name="P27" style:family="paragraph" style:parent-style-name="Text_20_body">
      <style:paragraph-properties fo:break-before="page"/>
      <style:text-properties officeooo:rsid="0024b36f" officeooo:paragraph-rsid="0024b36f"/>
    </style:style>
    <style:style style:name="P28" style:family="paragraph" style:parent-style-name="Text_20_body">
      <style:paragraph-properties fo:break-before="page"/>
      <style:text-properties officeooo:rsid="002c7879" officeooo:paragraph-rsid="002c7879"/>
    </style:style>
    <style:style style:name="P29" style:family="paragraph" style:parent-style-name="Text_20_body">
      <style:paragraph-properties fo:margin-left="0.4925in" fo:margin-right="0in" fo:text-indent="0in" style:auto-text-indent="false"/>
      <style:text-properties officeooo:rsid="001ca27a" officeooo:paragraph-rsid="001ca27a"/>
    </style:style>
    <style:style style:name="P30" style:family="paragraph" style:parent-style-name="Text_20_body">
      <style:paragraph-properties fo:margin-left="0.4925in" fo:margin-right="0in" fo:text-indent="0in" style:auto-text-indent="false"/>
      <style:text-properties officeooo:rsid="001f5a09" officeooo:paragraph-rsid="001f5a09"/>
    </style:style>
    <style:style style:name="P31" style:family="paragraph" style:parent-style-name="Text_20_body">
      <style:paragraph-properties fo:margin-left="0.4925in" fo:margin-right="0in" fo:text-indent="0in" style:auto-text-indent="false"/>
      <style:text-properties officeooo:rsid="0020102c" officeooo:paragraph-rsid="0020102c"/>
    </style:style>
    <style:style style:name="P32" style:family="paragraph" style:parent-style-name="Text_20_body">
      <style:paragraph-properties fo:margin-left="0.4925in" fo:margin-right="0in" fo:text-indent="0in" style:auto-text-indent="false"/>
      <style:text-properties officeooo:rsid="00202d14" officeooo:paragraph-rsid="00202d14"/>
    </style:style>
    <style:style style:name="P33" style:family="paragraph" style:parent-style-name="Text_20_body">
      <style:paragraph-properties fo:margin-left="0.4925in" fo:margin-right="0in" fo:text-indent="0in" style:auto-text-indent="false"/>
      <style:text-properties officeooo:rsid="0021ed21" officeooo:paragraph-rsid="0021ed21"/>
    </style:style>
    <style:style style:name="P34" style:family="paragraph" style:parent-style-name="Text_20_body">
      <style:paragraph-properties fo:margin-left="0.4925in" fo:margin-right="0in" fo:text-indent="0in" style:auto-text-indent="false"/>
      <style:text-properties officeooo:rsid="0022f19b" officeooo:paragraph-rsid="0022f19b"/>
    </style:style>
    <style:style style:name="P35" style:family="paragraph" style:parent-style-name="Text_20_body">
      <style:paragraph-properties fo:margin-left="0.4925in" fo:margin-right="0in" fo:text-indent="0in" style:auto-text-indent="false"/>
      <style:text-properties officeooo:rsid="0024b36f" officeooo:paragraph-rsid="0024b36f"/>
    </style:style>
    <style:style style:name="P36" style:family="paragraph" style:parent-style-name="Text_20_body">
      <style:paragraph-properties fo:margin-left="0.4925in" fo:margin-right="0in" fo:text-indent="0in" style:auto-text-indent="false"/>
      <style:text-properties officeooo:rsid="0025f793" officeooo:paragraph-rsid="0025f793"/>
    </style:style>
    <style:style style:name="P37" style:family="paragraph" style:parent-style-name="Text_20_body">
      <style:paragraph-properties fo:margin-left="0.4925in" fo:margin-right="0in" fo:text-indent="0in" style:auto-text-indent="false"/>
      <style:text-properties officeooo:rsid="0027e1a1" officeooo:paragraph-rsid="0027e1a1"/>
    </style:style>
    <style:style style:name="P38" style:family="paragraph" style:parent-style-name="Text_20_body">
      <style:paragraph-properties fo:margin-left="0.4925in" fo:margin-right="0in" fo:text-indent="0in" style:auto-text-indent="false"/>
      <style:text-properties officeooo:rsid="002ae769" officeooo:paragraph-rsid="002ae769"/>
    </style:style>
    <style:style style:name="P39" style:family="paragraph" style:parent-style-name="Text_20_body">
      <style:paragraph-properties fo:margin-left="0.4925in" fo:margin-right="0in" fo:text-indent="0in" style:auto-text-indent="false"/>
      <style:text-properties officeooo:rsid="002c7879" officeooo:paragraph-rsid="002c7879"/>
    </style:style>
    <style:style style:name="P40" style:family="paragraph" style:parent-style-name="Text_20_body">
      <style:paragraph-properties fo:margin-left="0.4925in" fo:margin-right="0in" fo:text-indent="0in" style:auto-text-indent="false"/>
      <style:text-properties officeooo:rsid="002d3bc2" officeooo:paragraph-rsid="002d3bc2"/>
    </style:style>
    <style:style style:name="P41" style:family="paragraph" style:parent-style-name="Text_20_body">
      <style:paragraph-properties fo:margin-left="0.4925in" fo:margin-right="0in" fo:text-indent="0in" style:auto-text-indent="false"/>
      <style:text-properties officeooo:rsid="002ed86a" officeooo:paragraph-rsid="002ed86a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officeooo:rsid="001ca27a" officeooo:paragraph-rsid="001ca27a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officeooo:rsid="0020102c" officeooo:paragraph-rsid="0020102c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officeooo:rsid="00202d14" officeooo:paragraph-rsid="00202d14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officeooo:rsid="0021ed21" officeooo:paragraph-rsid="0021ed21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officeooo:rsid="0022f19b" officeooo:paragraph-rsid="0022f19b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officeooo:rsid="0025f793" officeooo:paragraph-rsid="0025f793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officeooo:rsid="0027e1a1" officeooo:paragraph-rsid="0027e1a1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officeooo:paragraph-rsid="00290ae4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officeooo:rsid="002ae769" officeooo:paragraph-rsid="002ae769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officeooo:rsid="002c7879" officeooo:paragraph-rsid="002c7879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officeooo:rsid="002d3bc2" officeooo:paragraph-rsid="002d3bc2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officeooo:rsid="002d8f87" officeooo:paragraph-rsid="002d8f87"/>
    </style:style>
    <style:style style:name="P54" style:family="paragraph" style:parent-style-name="Text_20_body">
      <style:paragraph-properties fo:margin-left="0in" fo:margin-right="0in" fo:text-indent="0in" style:auto-text-indent="false"/>
      <style:text-properties officeooo:rsid="002ed86a" officeooo:paragraph-rsid="002ed86a"/>
    </style:style>
    <style:style style:name="P55" style:family="paragraph" style:parent-style-name="Text_20_body">
      <style:paragraph-properties fo:margin-left="0in" fo:margin-right="0in" fo:text-indent="0in" style:auto-text-indent="false"/>
      <style:text-properties officeooo:rsid="002fb3bc" officeooo:paragraph-rsid="002fb3bc"/>
    </style:style>
    <style:style style:name="P5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2fb3bc" officeooo:paragraph-rsid="002fb3bc"/>
    </style:style>
    <style:style style:name="P5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2fb3bc" officeooo:paragraph-rsid="002fb3bc"/>
    </style:style>
    <style:style style:name="P5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31a7e9" officeooo:paragraph-rsid="0031a7e9"/>
    </style:style>
    <style:style style:name="P59" style:family="paragraph" style:parent-style-name="Text_20_body">
      <style:paragraph-properties fo:margin-left="0in" fo:margin-right="0in" fo:text-indent="0in" style:auto-text-indent="false" fo:break-before="page"/>
      <style:text-properties officeooo:rsid="00202d14" officeooo:paragraph-rsid="00202d14"/>
    </style:style>
    <style:style style:name="P60" style:family="paragraph" style:parent-style-name="Text_20_body">
      <style:paragraph-properties fo:margin-left="0in" fo:margin-right="0in" fo:text-indent="0in" style:auto-text-indent="false" fo:break-before="page"/>
      <style:text-properties officeooo:rsid="0021ed21" officeooo:paragraph-rsid="0021ed21"/>
    </style:style>
    <style:style style:name="P61" style:family="paragraph" style:parent-style-name="Text_20_body">
      <style:paragraph-properties fo:margin-left="0in" fo:margin-right="0in" fo:text-indent="0in" style:auto-text-indent="false" fo:break-before="page"/>
      <style:text-properties officeooo:rsid="0022f19b" officeooo:paragraph-rsid="0022f19b"/>
    </style:style>
    <style:style style:name="P62" style:family="paragraph" style:parent-style-name="Text_20_body">
      <style:paragraph-properties fo:margin-left="0in" fo:margin-right="0in" fo:text-indent="0in" style:auto-text-indent="false" fo:break-before="page"/>
      <style:text-properties officeooo:rsid="0025f793" officeooo:paragraph-rsid="0025f793"/>
    </style:style>
    <style:style style:name="P63" style:family="paragraph" style:parent-style-name="Text_20_body">
      <style:paragraph-properties fo:margin-left="0in" fo:margin-right="0in" fo:text-indent="0in" style:auto-text-indent="false" fo:break-before="page"/>
      <style:text-properties officeooo:rsid="0027e1a1" officeooo:paragraph-rsid="0027e1a1"/>
    </style:style>
    <style:style style:name="P64" style:family="paragraph" style:parent-style-name="Text_20_body">
      <style:paragraph-properties fo:margin-left="0in" fo:margin-right="0in" fo:text-indent="0in" style:auto-text-indent="false" fo:break-before="page"/>
      <style:text-properties officeooo:rsid="002ae769" officeooo:paragraph-rsid="002ae769"/>
    </style:style>
    <style:style style:name="P65" style:family="paragraph" style:parent-style-name="Text_20_body">
      <style:paragraph-properties fo:margin-left="0in" fo:margin-right="0in" fo:text-indent="0in" style:auto-text-indent="false" fo:break-before="page"/>
      <style:text-properties officeooo:rsid="002c7879" officeooo:paragraph-rsid="002c7879"/>
    </style:style>
    <style:style style:name="P66" style:family="paragraph" style:parent-style-name="Text_20_body">
      <style:paragraph-properties fo:margin-left="0in" fo:margin-right="0in" fo:text-indent="0in" style:auto-text-indent="false" fo:break-before="page"/>
      <style:text-properties officeooo:rsid="002d3bc2" officeooo:paragraph-rsid="002d3bc2"/>
    </style:style>
    <style:style style:name="P67" style:family="paragraph" style:parent-style-name="Text_20_body">
      <style:paragraph-properties fo:margin-left="0in" fo:margin-right="0in" fo:text-indent="0in" style:auto-text-indent="false" fo:break-before="page"/>
      <style:text-properties officeooo:rsid="002d8f87" officeooo:paragraph-rsid="002d8f87"/>
    </style:style>
    <style:style style:name="P68" style:family="paragraph" style:parent-style-name="Text_20_body">
      <style:paragraph-properties fo:margin-left="0in" fo:margin-right="0in" fo:text-indent="0in" style:auto-text-indent="false" fo:break-before="page"/>
      <style:text-properties officeooo:rsid="002ed86a" officeooo:paragraph-rsid="002ed86a"/>
    </style:style>
    <style:style style:name="P69" style:family="paragraph" style:parent-style-name="Text_20_body">
      <style:paragraph-properties fo:margin-left="0in" fo:margin-right="0in" fo:text-indent="0in" style:auto-text-indent="false" fo:break-before="page"/>
      <style:text-properties officeooo:rsid="002fb3bc" officeooo:paragraph-rsid="002fb3bc"/>
    </style:style>
    <style:style style:name="P70" style:family="paragraph" style:parent-style-name="Text_20_body">
      <style:paragraph-properties fo:margin-left="0.9846in" fo:margin-right="0in" fo:text-indent="0in" style:auto-text-indent="false"/>
      <style:text-properties officeooo:rsid="001ca27a" officeooo:paragraph-rsid="001ca27a"/>
    </style:style>
    <style:style style:name="P71" style:family="paragraph" style:parent-style-name="Text_20_body">
      <style:paragraph-properties fo:margin-left="0.9846in" fo:margin-right="0in" fo:text-indent="0in" style:auto-text-indent="false"/>
      <style:text-properties officeooo:rsid="001f5a09" officeooo:paragraph-rsid="001f5a09"/>
    </style:style>
    <style:style style:name="P72" style:family="paragraph" style:parent-style-name="Text_20_body">
      <style:paragraph-properties fo:margin-left="0.9846in" fo:margin-right="0in" fo:text-indent="0in" style:auto-text-indent="false"/>
      <style:text-properties officeooo:rsid="0020102c" officeooo:paragraph-rsid="0020102c"/>
    </style:style>
    <style:style style:name="P73" style:family="paragraph" style:parent-style-name="Text_20_body">
      <style:paragraph-properties fo:margin-left="0.9846in" fo:margin-right="0in" fo:text-indent="0in" style:auto-text-indent="false"/>
      <style:text-properties officeooo:rsid="00202d14" officeooo:paragraph-rsid="00202d14"/>
    </style:style>
    <style:style style:name="P74" style:family="paragraph" style:parent-style-name="Text_20_body">
      <style:paragraph-properties fo:margin-left="0.9846in" fo:margin-right="0in" fo:text-indent="0in" style:auto-text-indent="false"/>
      <style:text-properties officeooo:rsid="0021ed21" officeooo:paragraph-rsid="0021ed21"/>
    </style:style>
    <style:style style:name="P75" style:family="paragraph" style:parent-style-name="Text_20_body">
      <style:paragraph-properties fo:margin-left="0.9846in" fo:margin-right="0in" fo:text-indent="0in" style:auto-text-indent="false"/>
      <style:text-properties officeooo:rsid="0022f19b" officeooo:paragraph-rsid="0022f19b"/>
    </style:style>
    <style:style style:name="P76" style:family="paragraph" style:parent-style-name="Text_20_body">
      <style:paragraph-properties fo:margin-left="0.9846in" fo:margin-right="0in" fo:text-indent="0in" style:auto-text-indent="false"/>
      <style:text-properties officeooo:rsid="0024b36f" officeooo:paragraph-rsid="0024b36f"/>
    </style:style>
    <style:style style:name="P77" style:family="paragraph" style:parent-style-name="Text_20_body">
      <style:paragraph-properties fo:margin-left="0.9846in" fo:margin-right="0in" fo:text-indent="0in" style:auto-text-indent="false"/>
      <style:text-properties officeooo:rsid="0024b36f" officeooo:paragraph-rsid="0025f793"/>
    </style:style>
    <style:style style:name="P78" style:family="paragraph" style:parent-style-name="Text_20_body">
      <style:paragraph-properties fo:margin-left="0.9846in" fo:margin-right="0in" fo:text-indent="0in" style:auto-text-indent="false"/>
      <style:text-properties officeooo:rsid="0025f793" officeooo:paragraph-rsid="0025f793"/>
    </style:style>
    <style:style style:name="P79" style:family="paragraph" style:parent-style-name="Text_20_body">
      <style:paragraph-properties fo:margin-left="0.9846in" fo:margin-right="0in" fo:text-indent="0in" style:auto-text-indent="false"/>
      <style:text-properties officeooo:rsid="0025f793" officeooo:paragraph-rsid="00271c11"/>
    </style:style>
    <style:style style:name="P80" style:family="paragraph" style:parent-style-name="Text_20_body">
      <style:paragraph-properties fo:margin-left="0.9846in" fo:margin-right="0in" fo:text-indent="0in" style:auto-text-indent="false"/>
      <style:text-properties officeooo:rsid="00271c11" officeooo:paragraph-rsid="00271c11"/>
    </style:style>
    <style:style style:name="P81" style:family="paragraph" style:parent-style-name="Text_20_body">
      <style:paragraph-properties fo:margin-left="0.9846in" fo:margin-right="0in" fo:text-indent="0in" style:auto-text-indent="false"/>
      <style:text-properties officeooo:rsid="0027e1a1" officeooo:paragraph-rsid="0027e1a1"/>
    </style:style>
    <style:style style:name="P82" style:family="paragraph" style:parent-style-name="Text_20_body">
      <style:paragraph-properties fo:margin-left="0.9846in" fo:margin-right="0in" fo:text-indent="0in" style:auto-text-indent="false"/>
      <style:text-properties officeooo:rsid="002ae769" officeooo:paragraph-rsid="002ae769"/>
    </style:style>
    <style:style style:name="P83" style:family="paragraph" style:parent-style-name="Text_20_body">
      <style:paragraph-properties fo:margin-left="0.9846in" fo:margin-right="0in" fo:text-indent="0in" style:auto-text-indent="false"/>
      <style:text-properties officeooo:rsid="002c7879" officeooo:paragraph-rsid="002c7879"/>
    </style:style>
    <style:style style:name="P84" style:family="paragraph" style:parent-style-name="Text_20_body">
      <style:paragraph-properties fo:margin-left="0.9846in" fo:margin-right="0in" fo:text-indent="0in" style:auto-text-indent="false"/>
      <style:text-properties officeooo:rsid="002d3bc2" officeooo:paragraph-rsid="002d3bc2"/>
    </style:style>
    <style:style style:name="P85" style:family="paragraph" style:parent-style-name="Text_20_body">
      <style:paragraph-properties fo:margin-left="0.9846in" fo:margin-right="0in" fo:text-indent="0in" style:auto-text-indent="false"/>
      <style:text-properties officeooo:rsid="002d8f87" officeooo:paragraph-rsid="002d8f87"/>
    </style:style>
    <style:style style:name="P86" style:family="paragraph" style:parent-style-name="Text_20_body">
      <style:paragraph-properties fo:margin-left="0.9846in" fo:margin-right="0in" fo:text-indent="0in" style:auto-text-indent="false"/>
      <style:text-properties officeooo:rsid="002ed86a" officeooo:paragraph-rsid="002ed86a"/>
    </style:style>
    <style:style style:name="P87" style:family="paragraph" style:parent-style-name="Text_20_body">
      <style:paragraph-properties fo:margin-left="1.4772in" fo:margin-right="0in" fo:text-indent="0in" style:auto-text-indent="false"/>
      <style:text-properties officeooo:rsid="001ca27a" officeooo:paragraph-rsid="001ca27a"/>
    </style:style>
    <style:style style:name="P88" style:family="paragraph" style:parent-style-name="Text_20_body">
      <style:paragraph-properties fo:margin-left="1.4772in" fo:margin-right="0in" fo:text-indent="0in" style:auto-text-indent="false"/>
      <style:text-properties officeooo:rsid="001f5a09" officeooo:paragraph-rsid="001f5a09"/>
    </style:style>
    <style:style style:name="P89" style:family="paragraph" style:parent-style-name="Text_20_body">
      <style:paragraph-properties fo:margin-left="1.4772in" fo:margin-right="0in" fo:text-indent="0in" style:auto-text-indent="false"/>
      <style:text-properties officeooo:rsid="0021ed21" officeooo:paragraph-rsid="0021ed21"/>
    </style:style>
    <style:style style:name="P90" style:family="paragraph" style:parent-style-name="Text_20_body">
      <style:paragraph-properties fo:margin-left="1.4772in" fo:margin-right="0in" fo:text-indent="0in" style:auto-text-indent="false"/>
      <style:text-properties officeooo:rsid="0024b36f" officeooo:paragraph-rsid="0024b36f"/>
    </style:style>
    <style:style style:name="P91" style:family="paragraph" style:parent-style-name="Text_20_body">
      <style:paragraph-properties fo:margin-left="1.4772in" fo:margin-right="0in" fo:text-indent="0in" style:auto-text-indent="false"/>
      <style:text-properties officeooo:rsid="0024b36f" officeooo:paragraph-rsid="0025f793"/>
    </style:style>
    <style:style style:name="P92" style:family="paragraph" style:parent-style-name="Text_20_body">
      <style:paragraph-properties fo:margin-left="1.4772in" fo:margin-right="0in" fo:text-indent="0in" style:auto-text-indent="false"/>
      <style:text-properties officeooo:rsid="0025f793" officeooo:paragraph-rsid="0025f793"/>
    </style:style>
    <style:style style:name="P93" style:family="paragraph" style:parent-style-name="Text_20_body">
      <style:paragraph-properties fo:margin-left="1.4772in" fo:margin-right="0in" fo:text-indent="0in" style:auto-text-indent="false"/>
      <style:text-properties officeooo:rsid="0025f793" officeooo:paragraph-rsid="00271c11"/>
    </style:style>
    <style:style style:name="P94" style:family="paragraph" style:parent-style-name="Text_20_body">
      <style:paragraph-properties fo:margin-left="1.4772in" fo:margin-right="0in" fo:text-indent="0in" style:auto-text-indent="false"/>
      <style:text-properties officeooo:rsid="00271c11" officeooo:paragraph-rsid="00271c11"/>
    </style:style>
    <style:style style:name="P95" style:family="paragraph" style:parent-style-name="Text_20_body">
      <style:paragraph-properties fo:margin-left="1.4772in" fo:margin-right="0in" fo:text-indent="0in" style:auto-text-indent="false"/>
      <style:text-properties officeooo:rsid="0027e1a1" officeooo:paragraph-rsid="0027e1a1"/>
    </style:style>
    <style:style style:name="P96" style:family="paragraph" style:parent-style-name="Text_20_body">
      <style:paragraph-properties fo:margin-left="1.4772in" fo:margin-right="0in" fo:text-indent="0in" style:auto-text-indent="false"/>
      <style:text-properties officeooo:rsid="002c7879" officeooo:paragraph-rsid="002c7879"/>
    </style:style>
    <style:style style:name="P97" style:family="paragraph" style:parent-style-name="Text_20_body">
      <style:paragraph-properties fo:margin-left="1.4772in" fo:margin-right="0in" fo:text-indent="0in" style:auto-text-indent="false"/>
      <style:text-properties officeooo:rsid="002d8f87" officeooo:paragraph-rsid="002d8f87"/>
    </style:style>
    <style:style style:name="P98" style:family="paragraph" style:parent-style-name="Text_20_body">
      <style:paragraph-properties fo:margin-left="1.4772in" fo:margin-right="0in" fo:text-indent="0in" style:auto-text-indent="false"/>
      <style:text-properties officeooo:rsid="002ed86a" officeooo:paragraph-rsid="002ed86a"/>
    </style:style>
    <style:style style:name="P99" style:family="paragraph" style:parent-style-name="Text_20_body">
      <style:paragraph-properties fo:margin-left="1.9693in" fo:margin-right="0in" fo:text-indent="0in" style:auto-text-indent="false"/>
      <style:text-properties officeooo:rsid="002ed86a" officeooo:paragraph-rsid="002ed86a"/>
    </style:style>
    <style:style style:name="P100" style:family="paragraph" style:parent-style-name="Text_20_body">
      <style:paragraph-properties fo:margin-left="2.4618in" fo:margin-right="0in" fo:text-indent="0in" style:auto-text-indent="false"/>
      <style:text-properties officeooo:rsid="002ed86a" officeooo:paragraph-rsid="002ed86a"/>
    </style:style>
    <style:style style:name="P101" style:family="paragraph" style:parent-style-name="Title">
      <style:text-properties officeooo:rsid="0034506b" officeooo:paragraph-rsid="0034506b"/>
    </style:style>
    <style:style style:name="P102" style:family="paragraph" style:parent-style-name="Heading_20_1">
      <style:paragraph-properties fo:break-before="page"/>
      <style:text-properties officeooo:rsid="0014fd05" officeooo:paragraph-rsid="0014fd05"/>
    </style:style>
    <style:style style:name="P103" style:family="paragraph" style:parent-style-name="Heading_20_1">
      <style:paragraph-properties fo:break-before="page"/>
      <style:text-properties officeooo:rsid="0017ee6e" officeooo:paragraph-rsid="0017ee6e"/>
    </style:style>
    <style:style style:name="P104" style:family="paragraph" style:parent-style-name="Heading_20_1">
      <style:paragraph-properties fo:break-before="page"/>
      <style:text-properties officeooo:rsid="001d8798" officeooo:paragraph-rsid="001d8798"/>
    </style:style>
    <style:style style:name="P105" style:family="paragraph" style:parent-style-name="Heading_20_1">
      <style:paragraph-properties fo:break-before="page"/>
      <style:text-properties officeooo:rsid="0024b36f" officeooo:paragraph-rsid="0024b36f"/>
    </style:style>
    <style:style style:name="P106" style:family="paragraph" style:parent-style-name="Heading_20_1">
      <style:paragraph-properties fo:break-before="page"/>
      <style:text-properties officeooo:rsid="00290ae4" officeooo:paragraph-rsid="00290ae4"/>
    </style:style>
    <style:style style:name="P107" style:family="paragraph" style:parent-style-name="Heading_20_1">
      <style:paragraph-properties fo:break-before="page"/>
      <style:text-properties officeooo:rsid="002c7879" officeooo:paragraph-rsid="002c7879"/>
    </style:style>
    <style:style style:name="P108" style:family="paragraph" style:parent-style-name="Table_20_Contents">
      <style:text-properties officeooo:rsid="0014fd05" officeooo:paragraph-rsid="0014fd05"/>
    </style:style>
    <style:style style:name="P109" style:family="paragraph" style:parent-style-name="Table_20_Contents">
      <style:text-properties officeooo:rsid="0018dcad" officeooo:paragraph-rsid="0018dcad"/>
    </style:style>
    <style:style style:name="P110" style:family="paragraph" style:parent-style-name="Table_20_Contents">
      <style:paragraph-properties fo:text-align="center" style:justify-single-word="false"/>
      <style:text-properties officeooo:rsid="002fb3bc" officeooo:paragraph-rsid="002fb3bc"/>
    </style:style>
    <style:style style:name="P111" style:family="paragraph" style:parent-style-name="Table_20_Contents">
      <style:paragraph-properties fo:text-align="center" style:justify-single-word="false"/>
    </style:style>
    <style:style style:name="P112" style:family="paragraph" style:parent-style-name="Contents_20_1">
      <style:paragraph-properties>
        <style:tab-stops>
          <style:tab-stop style:position="9.4252in" style:type="right" style:leader-style="dotted" style:leader-text="."/>
        </style:tab-stops>
      </style:paragraph-properties>
    </style:style>
    <style:style style:name="T1" style:family="text">
      <style:text-properties officeooo:rsid="0014fd05"/>
    </style:style>
    <style:style style:name="T2" style:family="text">
      <style:text-properties officeooo:rsid="0016e613"/>
    </style:style>
    <style:style style:name="T3" style:family="text">
      <style:text-properties officeooo:rsid="0025f79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/>
      <text:p text:style-name="P101">C Coding standard</text:p>
      <text:p text:style-name="P19"/>
      <text:p text:style-name="P19"/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2"><text:a xlink:type="simple" xlink:href="#__RefHeading__110_907811438" text:style-name="Index_20_Link" text:visited-style-name="Index_20_Link">Files names<text:tab/>3</text:a></text:p>
          <text:p text:style-name="P112"><text:a xlink:type="simple" xlink:href="#__RefHeading__112_907811438" text:style-name="Index_20_Link" text:visited-style-name="Index_20_Link">Variables<text:tab/>8</text:a></text:p>
          <text:p text:style-name="P112"><text:a xlink:type="simple" xlink:href="#__RefHeading__114_907811438" text:style-name="Index_20_Link" text:visited-style-name="Index_20_Link">Type modifiers<text:tab/>12</text:a></text:p>
          <text:p text:style-name="P112"><text:a xlink:type="simple" xlink:href="#__RefHeading__116_907811438" text:style-name="Index_20_Link" text:visited-style-name="Index_20_Link">Data types<text:tab/>17</text:a></text:p>
          <text:p text:style-name="P112"><text:a xlink:type="simple" xlink:href="#__RefHeading__118_907811438" text:style-name="Index_20_Link" text:visited-style-name="Index_20_Link">Functions and macros<text:tab/>21</text:a></text:p>
          <text:p text:style-name="P112"><text:a xlink:type="simple" xlink:href="#__RefHeading__120_907811438" text:style-name="Index_20_Link" text:visited-style-name="Index_20_Link">Driver / Library code<text:tab/>26</text:a></text:p>
          <text:p text:style-name="P112"><text:a xlink:type="simple" xlink:href="#__RefHeading__122_907811438" text:style-name="Index_20_Link" text:visited-style-name="Index_20_Link">Coding style<text:tab/>31</text:a></text:p>
        </text:index-body>
      </text:table-of-content>
      <text:p text:style-name="P19"/>
      <text:p text:style-name="P19"/>
      <text:p text:style-name="P2">Rules:</text:p>
      <text:p text:style-name="P1">“must”– required</text:p>
      <text:p text:style-name="P1">“should”– strongly recommended</text:p>
      <text:p text:style-name="P1">“may” or “shall” – general recommendation</text:p>
      <text:h text:style-name="P102" text:outline-level="1"><text:bookmark-start text:name="__RefHeading__110_907811438"/>Files names<text:bookmark-end text:name="__RefHeading__110_907811438"/></text:h>
      <text:p text:style-name="P5"/>
      <text:p text:style-name="P20">#1.1: All file names must only consist of alphanumeric, ASCII characters and underscores.</text:p>
      <text:p text:style-name="P4">Permitted characters</text:p>
      <text:p text:style-name="P4">[A-Za-z0-9] – Alpha numeric characters</text:p>
      <text:p text:style-name="P4">[_] – Special permitted characters (underscore)</text:p>
      <text:p text:style-name="P4">Remarks</text:p>
      <text:p text:style-name="P4">This rules out using of white spaces, or other special characters (!@#$%^&amp; etc.) in file names.</text:p>
      <text:p text:style-name="P4">It is not permitted to have dots in the file name. The unique valid dot is the dot delimits a file name and an extension.</text:p>
      <text:p text:style-name="P4"/>
      <text:p text:style-name="P4">#1.2: The file extension must identify the file</text:p>
      <text:p text:style-name="P4">content according to a common sense or be</text:p>
      <text:p text:style-name="P4">documented in project documentation.</text:p>
      <text:p text:style-name="P4">The following extensions must be used for given</text:p>
      <text:p text:style-name="P4">file types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.<text:span text:style-name="T1">c</text:span></text:p>
          </table:table-cell>
          <table:table-cell table:style-name="Table1.B1" office:value-type="string">
            <text:p text:style-name="P108">C Source Code File</text:p>
          </table:table-cell>
        </table:table-row>
        <table:table-row>
          <table:table-cell table:style-name="Table1.A2" office:value-type="string">
            <text:p text:style-name="Table_20_Contents">.<text:span text:style-name="T1">h</text:span></text:p>
          </table:table-cell>
          <table:table-cell table:style-name="Table1.B2" office:value-type="string">
            <text:p text:style-name="P108">C Header File</text:p>
          </table:table-cell>
        </table:table-row>
        <table:table-row>
          <table:table-cell table:style-name="Table1.A2" office:value-type="string">
            <text:p text:style-name="Table_20_Contents">.<text:span text:style-name="T1">cpp</text:span></text:p>
          </table:table-cell>
          <table:table-cell table:style-name="Table1.B2" office:value-type="string">
            <text:p text:style-name="P108">C++ Source Code File</text:p>
          </table:table-cell>
        </table:table-row>
        <table:table-row>
          <table:table-cell table:style-name="Table1.A2" office:value-type="string">
            <text:p text:style-name="Table_20_Contents">.<text:span text:style-name="T1">hpp</text:span></text:p>
          </table:table-cell>
          <table:table-cell table:style-name="Table1.B2" office:value-type="string">
            <text:p text:style-name="P108">C++ Header File</text:p>
          </table:table-cell>
        </table:table-row>
        <table:table-row>
          <table:table-cell table:style-name="Table1.A2" office:value-type="string">
            <text:p text:style-name="Table_20_Contents">.<text:span text:style-name="T1">asm</text:span></text:p>
          </table:table-cell>
          <table:table-cell table:style-name="Table1.B2" office:value-type="string">
            <text:p text:style-name="P108">Assembly Code File</text:p>
          </table:table-cell>
        </table:table-row>
        <table:table-row>
          <table:table-cell table:style-name="Table1.A2" office:value-type="string">
            <text:p text:style-name="Table_20_Contents">.<text:span text:style-name="T1">inl</text:span></text:p>
          </table:table-cell>
          <table:table-cell table:style-name="Table1.B2" office:value-type="string">
            <text:p text:style-name="P108">“inline” C/C++ code if extracted from .h file</text:p>
          </table:table-cell>
        </table:table-row>
      </table:table>
      <text:p text:style-name="P4"/>
      <text:p text:style-name="P4"><text:soft-page-break/></text:p>
      <text:p text:style-name="P20">#1.3: All source code and header files must use the standard header.</text:p>
      <text:p text:style-name="P4">/*! **********************************************************************************************</text:p>
      <text:p text:style-name="P4">* <text:span text:style-name="T2">Legal Notice</text:span> (All Rights Reserved)</text:p>
      <text:p text:style-name="P4">* NOTICE: All information contained herein is, and remains the property of <text:span text:style-name="T2">XXX</text:span>.</text:p>
      <text:p text:style-name="P4">*</text:p>
      <text:p text:style-name="P4">* @file DMA.c</text:p>
      <text:p text:style-name="P4">* @author <text:span text:style-name="T2">manuel</text:span>.<text:span text:style-name="T2">herrera</text:span></text:p>
      <text:p text:style-name="P4">* last change:</text:p>
      <text:p text:style-name="P4">* $Author: <text:span text:style-name="T2">manuel</text:span>.<text:span text:style-name="T2">herrera</text:span></text:p>
      <text:p text:style-name="P4">* $Date: 2012-08-28 11:53:31 -0500 (Tue, 28 Aug 2012) $</text:p>
      <text:p text:style-name="P4">* $Revision: 263 $</text:p>
      <text:p text:style-name="P4">* $URL:</text:p>
      <text:p text:style-name="P4">*</text:p>
      <text:p text:style-name="P4">* @brief</text:p>
      <text:p text:style-name="P4">**************************************************************************************************/</text:p>
      <text:p text:style-name="P4"/>
      <text:p text:style-name="P21">#1.4: All source code must include following sections:</text:p>
      <text:p text:style-name="P6">/*********************Includes**********************/</text:p>
      <text:p text:style-name="P6">/*********************Defines**********************/</text:p>
      <text:p text:style-name="P6">/*********************Typedefs**********************/</text:p>
      <text:p text:style-name="P6">/*********************Function Prototypes**********************/</text:p>
      <text:p text:style-name="P6">/*********************Global Constants**********************/</text:p>
      <text:p text:style-name="P6">/*********************Static Constants**********************/</text:p>
      <text:p text:style-name="P6">/*********************Global Variables**********************/</text:p>
      <text:p text:style-name="P6">/*********************Static Variables**********************/</text:p>
      <text:p text:style-name="P6">/*********************Functions**********************/</text:p>
      <text:p text:style-name="P6"/>
      <text:p text:style-name="P22">#1.5: All header files must include following sections:</text:p>
      <text:p text:style-name="P7">#ifndef FILE_NAME_H_</text:p>
      <text:p text:style-name="P7">#define FILE_NAME_H_</text:p>
      <text:p text:style-name="P7">/*********************Includes**********************/</text:p>
      <text:p text:style-name="P7">/*********************Defines**********************/</text:p>
      <text:p text:style-name="P7">/*********************Typedefs**********************/</text:p>
      <text:p text:style-name="P7">/*********************Functions Like Macros**********************/</text:p>
      <text:p text:style-name="P7">/*********************Extern Constants**********************/</text:p>
      <text:p text:style-name="P7">/*********************Extern Variables**********************/</text:p>
      <text:p text:style-name="P7">/*********************Function Prototypes**********************/</text:p>
      <text:p text:style-name="P7">#endif</text:p>
      <text:p text:style-name="P7"/>
      <text:h text:style-name="P103" text:outline-level="1"><text:bookmark-start text:name="__RefHeading__112_907811438"/>Variables<text:bookmark-end text:name="__RefHeading__112_907811438"/></text:h>
      <text:p text:style-name="P9"/>
      <text:p text:style-name="P23">#2.1: Integer type (int) must not be used because its size depends on the processor architecture.</text:p>
      <text:p text:style-name="P8">#2.2: Only one variable must be declared per line.</text:p>
      <text:p text:style-name="P8">#2.3: Variable names must use Pascal Case (the first letter of each word shall be capital letter) or underscore if the name is compound with more than one word.</text:p>
      <text:p text:style-name="P8">#2.4: Variable name must not be larger than 30 characters.</text:p>
      <text:p text:style-name="P8">#2.5: Variable name must be in English to obtain a shorter name.</text:p>
      <text:p text:style-name="P10">#2.6: Variables must follow a “Hungarian convention” using the first letters as a type identifier.</text:p>
      <text:p text:style-name="P10">#2.7: An underscore must not be used to delimit type letters from variable name.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9">signed char</text:p>
          </table:table-cell>
          <table:table-cell table:style-name="Table2.B1" office:value-type="string">
            <text:p text:style-name="P109">c</text:p>
          </table:table-cell>
        </table:table-row>
        <table:table-row>
          <table:table-cell table:style-name="Table2.A2" office:value-type="string">
            <text:p text:style-name="P109">signed short</text:p>
          </table:table-cell>
          <table:table-cell table:style-name="Table2.B2" office:value-type="string">
            <text:p text:style-name="P109">i</text:p>
          </table:table-cell>
        </table:table-row>
        <table:table-row>
          <table:table-cell table:style-name="Table2.A2" office:value-type="string">
            <text:p text:style-name="P109">signed long</text:p>
          </table:table-cell>
          <table:table-cell table:style-name="Table2.B2" office:value-type="string">
            <text:p text:style-name="P109">l</text:p>
          </table:table-cell>
        </table:table-row>
        <table:table-row>
          <table:table-cell table:style-name="Table2.A2" office:value-type="string">
            <text:p text:style-name="P109">unsigned char</text:p>
          </table:table-cell>
          <table:table-cell table:style-name="Table2.B2" office:value-type="string">
            <text:p text:style-name="P109">b</text:p>
          </table:table-cell>
        </table:table-row>
        <table:table-row>
          <table:table-cell table:style-name="Table2.A2" office:value-type="string">
            <text:p text:style-name="P109">unsigned short</text:p>
          </table:table-cell>
          <table:table-cell table:style-name="Table2.B2" office:value-type="string">
            <text:p text:style-name="P109">w</text:p>
          </table:table-cell>
        </table:table-row>
        <table:table-row>
          <table:table-cell table:style-name="Table2.A2" office:value-type="string">
            <text:p text:style-name="P109">unsigned long</text:p>
          </table:table-cell>
          <table:table-cell table:style-name="Table2.B2" office:value-type="string">
            <text:p text:style-name="P109">dw</text:p>
          </table:table-cell>
        </table:table-row>
        <table:table-row>
          <table:table-cell table:style-name="Table2.A2" office:value-type="string">
            <text:p text:style-name="P109">float, double</text:p>
          </table:table-cell>
          <table:table-cell table:style-name="Table2.B2" office:value-type="string">
            <text:p text:style-name="P109">f</text:p>
          </table:table-cell>
        </table:table-row>
        <table:table-row>
          <table:table-cell table:style-name="Table2.A2" office:value-type="string">
            <text:p text:style-name="P109">constant</text:p>
          </table:table-cell>
          <table:table-cell table:style-name="Table2.B2" office:value-type="string">
            <text:p text:style-name="P109">k</text:p>
          </table:table-cell>
        </table:table-row>
        <table:table-row>
          <table:table-cell table:style-name="Table2.A2" office:value-type="string">
            <text:p text:style-name="P109">array</text:p>
          </table:table-cell>
          <table:table-cell table:style-name="Table2.B2" office:value-type="string">
            <text:p text:style-name="P109">a</text:p>
          </table:table-cell>
        </table:table-row>
        <table:table-row>
          <table:table-cell table:style-name="Table2.A2" office:value-type="string">
            <text:p text:style-name="P109">pointer</text:p>
          </table:table-cell>
          <table:table-cell table:style-name="Table2.B2" office:value-type="string">
            <text:p text:style-name="P109">p</text:p>
          </table:table-cell>
        </table:table-row>
        <table:table-row>
          <table:table-cell table:style-name="Table2.A2" office:value-type="string">
            <text:p text:style-name="P109">structure</text:p>
          </table:table-cell>
          <table:table-cell table:style-name="Table2.B2" office:value-type="string">
            <text:p text:style-name="P109">s</text:p>
          </table:table-cell>
        </table:table-row>
        <table:table-row>
          <table:table-cell table:style-name="Table2.A2" office:value-type="string">
            <text:p text:style-name="P109">Union</text:p>
          </table:table-cell>
          <table:table-cell table:style-name="Table2.B2" office:value-type="string">
            <text:p text:style-name="P109">u</text:p>
          </table:table-cell>
        </table:table-row>
        <table:table-row>
          <table:table-cell table:style-name="Table2.A2" office:value-type="string">
            <text:p text:style-name="P109">enum</text:p>
          </table:table-cell>
          <table:table-cell table:style-name="Table2.B2" office:value-type="string">
            <text:p text:style-name="P109">e</text:p>
          </table:table-cell>
        </table:table-row>
        <text:soft-page-break/>
        <table:table-row>
          <table:table-cell table:style-name="Table2.A2" office:value-type="string">
            <text:p text:style-name="P109">global</text:p>
          </table:table-cell>
          <table:table-cell table:style-name="Table2.B2" office:value-type="string">
            <text:p text:style-name="P109">g</text:p>
          </table:table-cell>
        </table:table-row>
        <table:table-row>
          <table:table-cell table:style-name="Table2.A2" office:value-type="string">
            <text:p text:style-name="P109">Function</text:p>
          </table:table-cell>
          <table:table-cell table:style-name="Table2.B2" office:value-type="string">
            <text:p text:style-name="P109">fn</text:p>
          </table:table-cell>
        </table:table-row>
      </table:table>
      <text:p text:style-name="P10"/>
      <text:p text:style-name="P24">#2.8: All C projects must include the XXX.h header file defining the “Hungarian convention” used for each data type.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09">typedef unsigned char</text:p>
          </table:table-cell>
          <table:table-cell table:style-name="Table3.B1" office:value-type="string">
            <text:p text:style-name="P109">u8</text:p>
          </table:table-cell>
        </table:table-row>
        <table:table-row>
          <table:table-cell table:style-name="Table3.A2" office:value-type="string">
            <text:p text:style-name="P109">typedef unsigned short</text:p>
          </table:table-cell>
          <table:table-cell table:style-name="Table3.B2" office:value-type="string">
            <text:p text:style-name="P109">u16</text:p>
          </table:table-cell>
        </table:table-row>
        <table:table-row>
          <table:table-cell table:style-name="Table3.A2" office:value-type="string">
            <text:p text:style-name="P109">typedef unsigned long</text:p>
          </table:table-cell>
          <table:table-cell table:style-name="Table3.B2" office:value-type="string">
            <text:p text:style-name="P109">u32</text:p>
          </table:table-cell>
        </table:table-row>
        <table:table-row>
          <table:table-cell table:style-name="Table3.A2" office:value-type="string">
            <text:p text:style-name="P109">typedef signed char</text:p>
          </table:table-cell>
          <table:table-cell table:style-name="Table3.B2" office:value-type="string">
            <text:p text:style-name="P109">s8</text:p>
          </table:table-cell>
        </table:table-row>
        <table:table-row>
          <table:table-cell table:style-name="Table3.A2" office:value-type="string">
            <text:p text:style-name="P109">typedef signed short</text:p>
          </table:table-cell>
          <table:table-cell table:style-name="Table3.B2" office:value-type="string">
            <text:p text:style-name="P109">s16</text:p>
          </table:table-cell>
        </table:table-row>
        <table:table-row>
          <table:table-cell table:style-name="Table3.A2" office:value-type="string">
            <text:p text:style-name="P109">typedef signed long</text:p>
          </table:table-cell>
          <table:table-cell table:style-name="Table3.B2" office:value-type="string">
            <text:p text:style-name="P109">s32</text:p>
          </table:table-cell>
        </table:table-row>
      </table:table>
      <text:p text:style-name="P10"/>
      <text:p text:style-name="P10">#2.9: When multiple identifiers are used, they must follow the order as they are typed.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09">8bit unsigned variable</text:p>
          </table:table-cell>
          <table:table-cell table:style-name="Table4.B1" office:value-type="string">
            <text:p text:style-name="P109">u8 bCount;</text:p>
          </table:table-cell>
        </table:table-row>
        <table:table-row>
          <table:table-cell table:style-name="Table4.A2" office:value-type="string">
            <text:p text:style-name="P109">16bit unsigned variable</text:p>
          </table:table-cell>
          <table:table-cell table:style-name="Table4.B2" office:value-type="string">
            <text:p text:style-name="P109">u16 wIndex;</text:p>
          </table:table-cell>
        </table:table-row>
        <table:table-row>
          <table:table-cell table:style-name="Table4.A2" office:value-type="string">
            <text:p text:style-name="P109">32bit unsigned variable</text:p>
          </table:table-cell>
          <table:table-cell table:style-name="Table4.B2" office:value-type="string">
            <text:p text:style-name="P109">u32 dwFlags;</text:p>
          </table:table-cell>
        </table:table-row>
        <table:table-row>
          <table:table-cell table:style-name="Table4.A2" office:value-type="string">
            <text:p text:style-name="P109">8bit signed variable</text:p>
          </table:table-cell>
          <table:table-cell table:style-name="Table4.B2" office:value-type="string">
            <text:p text:style-name="P109">s8 cTemp;</text:p>
          </table:table-cell>
        </table:table-row>
        <table:table-row>
          <table:table-cell table:style-name="Table4.A2" office:value-type="string">
            <text:p text:style-name="P109">8bit unsigned array</text:p>
          </table:table-cell>
          <table:table-cell table:style-name="Table4.B2" office:value-type="string">
            <text:p text:style-name="P109">u8 baMsg[10];</text:p>
          </table:table-cell>
        </table:table-row>
        <table:table-row>
          <table:table-cell table:style-name="Table4.A2" office:value-type="string">
            <text:p text:style-name="P109">8bit pointer</text:p>
          </table:table-cell>
          <table:table-cell table:style-name="Table4.B2" office:value-type="string">
            <text:p text:style-name="P109">u8 *bpPtr;</text:p>
          </table:table-cell>
        </table:table-row>
        <table:table-row>
          <table:table-cell table:style-name="Table4.A2" office:value-type="string">
            <text:p text:style-name="P109">32bit unsigned pointer array</text:p>
          </table:table-cell>
          <table:table-cell table:style-name="Table4.B2" office:value-type="string">
            <text:p text:style-name="P109">u32 *dwpaCMD[20];</text:p>
          </table:table-cell>
        </table:table-row>
        <table:table-row table:style-name="Table4.8">
          <table:table-cell table:style-name="Table4.A2" office:value-type="string">
            <text:p text:style-name="P109">8bit unsigned constant</text:p>
          </table:table-cell>
          <table:table-cell table:style-name="Table4.B2" office:value-type="string">
            <text:p text:style-name="P109">u8 kbCommand1 = 0x0A;</text:p>
          </table:table-cell>
        </table:table-row>
      </table:table>
      <text:p text:style-name="P11"/>
      <text:p text:style-name="P11">#2.10: Global and static variable names must start with the name of the source code file followed by an underscore and the letter “g” indicating global.</text:p>
      <text:p text:style-name="P11">#2.11: The file name must start uppercase. </text:p>
      <text:p text:style-name="P11"><text:soft-page-break/>#2.12: The file name must not use underscore.</text:p>
      <text:p text:style-name="P11"/>
      <text:p text:style-name="P25">#2.13: Large file names should use acronyms or abbreviations.</text:p>
      <text:p text:style-name="P29">Example: Source file name: Bootloader.c</text:p>
      <text:p text:style-name="P70">Good</text:p>
      <text:p text:style-name="P87">u16 Bootloader_gwStatus;</text:p>
      <text:p text:style-name="P87">u8 Bootloader_gbIndex;</text:p>
      <text:p text:style-name="P87">u8 Bootloader_gbFlags;</text:p>
      <text:p text:style-name="P70">Bad</text:p>
      <text:p text:style-name="P87">u16 gwStatus;</text:p>
      <text:p text:style-name="P87">u16 BootloadergwIndex;</text:p>
      <text:p text:style-name="P87">u16 bootloader_gwIndex;</text:p>
      <text:p text:style-name="P87">u8 Bootloader_gb_Index;</text:p>
      <text:p text:style-name="P42"/>
      <text:h text:style-name="P104" text:outline-level="1"><text:bookmark-start text:name="__RefHeading__114_907811438"/>Type modifiers<text:bookmark-end text:name="__RefHeading__114_907811438"/></text:h>
      <text:p text:style-name="P12"/>
      <text:p text:style-name="P26">#3.1: Module variables must be consistently declared ‘static’</text:p>
      <text:p text:style-name="P13">Remarks</text:p>
      <text:p text:style-name="P13">Module variable is a variable which is not supposed to be used by</text:p>
      <text:p text:style-name="P13">a code outside a given C/C++ file</text:p>
      <text:p text:style-name="P30">Examples</text:p>
      <text:p text:style-name="P71">Good</text:p>
      <text:p text:style-name="P88">static u16 Bootloader_gwCounter;</text:p>
      <text:p text:style-name="P71">Bad</text:p>
      <text:p text:style-name="P88">u16 gwCounter;</text:p>
      <text:p text:style-name="P88">static u16 gwIndex;</text:p>
      <text:p text:style-name="P13"/>
      <text:p text:style-name="P14">#3.2: Constant data must be consistently declared ‘const’</text:p>
      <text:p text:style-name="P31">Examples</text:p>
      <text:p text:style-name="P72">const u8 *Request_gkbaAppName[] = {“Pounce1234”};</text:p>
      <text:p text:style-name="P72">const u16 UART_gkwMaxCount = 200;</text:p>
      <text:p text:style-name="P43"/>
      <text:p text:style-name="P59">#3.3: Input-only function parameters passed by reference must be declared ‘const’.</text:p>
      <text:p text:style-name="P44">Remarks</text:p>
      <text:p text:style-name="P44">The parameter must be declared as constant pointer (char const *name) to avoid address modification.</text:p>
      <text:p text:style-name="P44">The parameter must be declared as pointer to constant (const char *name) to avoid value modification.</text:p>
      <text:p text:style-name="P32">Examples</text:p>
      <text:p text:style-name="P73">int FindItemByName(const char *pszName);</text:p>
      <text:p text:style-name="P73">int MyCalc(const MYSTRUCT *pData);</text:p>
      <text:p text:style-name="P44"/>
      <text:p text:style-name="P45"/>
      <text:p text:style-name="P60">#3.4: Any global variable used inside an interrupt service routine must be declared as volatile.</text:p>
      <text:p text:style-name="P33">Good</text:p>
      <text:p text:style-name="P74">volatile u08 Commands_gbIndex;</text:p>
      <text:p text:style-name="P74">void Commands_ISR(void)</text:p>
      <text:p text:style-name="P74">{</text:p>
      <text:p text:style-name="P89">if(Commands_gbIndex)</text:p>
      <text:p text:style-name="P89">...</text:p>
      <text:p text:style-name="P74">} </text:p>
      <text:p text:style-name="P33">Bad</text:p>
      <text:p text:style-name="P74">u08 Commands_gbIndex;</text:p>
      <text:p text:style-name="P74">void Commands_ISR(void)</text:p>
      <text:p text:style-name="P74">{</text:p>
      <text:p text:style-name="P89">if(Commands_gbIndex)</text:p>
      <text:p text:style-name="P89">...</text:p>
      <text:p text:style-name="P74">}</text:p>
      <text:p text:style-name="P45"/>
      <text:p text:style-name="P61">#3.5: Any value assigned to a variable must use a “cast” if it has a different data type or it is an absolute value.</text:p>
      <text:p text:style-name="P46">Remarks</text:p>
      <text:p text:style-name="P46">It is desirable to use casting with types defined by this C coding standard instead of the compiler one.</text:p>
      <text:p text:style-name="P34">Good</text:p>
      <text:p text:style-name="P75">Commands_gwStatus = (u16)(0x55);</text:p>
      <text:p text:style-name="P75">CMD_gbIndex = (u8)(0);</text:p>
      <text:p text:style-name="P75">#define MAX ((u16)(4000))</text:p>
      <text:p text:style-name="P34">Bad</text:p>
      <text:p text:style-name="P75">gwStatus = 0;</text:p>
      <text:p text:style-name="P75">gwIndex = bCounter;</text:p>
      <text:p text:style-name="P75">#define MAX (4000)</text:p>
      <text:p text:style-name="P46"/>
      <text:h text:style-name="P105" text:outline-level="1"><text:bookmark-start text:name="__RefHeading__116_907811438"/>Data types<text:bookmark-end text:name="__RefHeading__116_907811438"/></text:h>
      <text:p text:style-name="P16"/>
      <text:p text:style-name="P27">#4.1: Compound user types must start uppercase.</text:p>
      <text:p text:style-name="P15">#4.2: Compound user types must not be all uppercase.</text:p>
      <text:p text:style-name="P15">#4.3: Compound user types must start with underscore.</text:p>
      <text:p text:style-name="P15">#4.4: Structure, union and enum must be declared using typedef.</text:p>
      <text:p text:style-name="P35">Good</text:p>
      <text:p text:style-name="P76">typedef struct</text:p>
      <text:p text:style-name="P76">{</text:p>
      <text:p text:style-name="P90">u16 wIndex;</text:p>
      <text:p text:style-name="P90">u16 wValue;</text:p>
      <text:p text:style-name="P76">}_sOneItem;</text:p>
      <text:p text:style-name="P36">Bad</text:p>
      <text:p text:style-name="P3"><text:span text:style-name="T3">t</text:span>ypedef struct</text:p>
      <text:p text:style-name="P77">{</text:p>
      <text:p text:style-name="P91">u16 wIndex;</text:p>
      <text:p text:style-name="P91">u16 wValue;</text:p>
      <text:p text:style-name="P77">}<text:span text:style-name="T3">ONE_ITEM</text:span>;</text:p>
      <text:p text:style-name="P77"/>
      <text:p text:style-name="P78">enum</text:p>
      <text:p text:style-name="P78">{</text:p>
      <text:p text:style-name="P92"><text:soft-page-break/>eTag0,</text:p>
      <text:p text:style-name="P92">eTag0,</text:p>
      <text:p text:style-name="P78">}_eComplex;</text:p>
      <text:p text:style-name="P62">#4.5: Very first element into a Enum must declare its initial value.</text:p>
      <text:p text:style-name="P47">#4.6: All elements into a Enum must start with ‘e’ and the name must be all uppercase.</text:p>
      <text:p text:style-name="P47">#4.7: The name of the Enum elements must include the file name.</text:p>
      <text:p text:style-name="P36">Good</text:p>
      <text:p text:style-name="P78">typedef enum</text:p>
      <text:p text:style-name="P78">{</text:p>
      <text:p text:style-name="P92">eSPI_TAG0 = 0,</text:p>
      <text:p text:style-name="P92">eSPI_TAG1</text:p>
      <text:p text:style-name="P78">}_eComplex;</text:p>
      <text:p text:style-name="P36">Bad</text:p>
      <text:p text:style-name="P79">typedef enum</text:p>
      <text:p text:style-name="P79">{</text:p>
      <text:p text:style-name="P93">eTAG0 = 0,</text:p>
      <text:p text:style-name="P93">eTAG1</text:p>
      <text:p text:style-name="P79">}_eComplex;</text:p>
      <text:p text:style-name="P79"/>
      <text:p text:style-name="P80">enum</text:p>
      <text:p text:style-name="P80">{</text:p>
      <text:p text:style-name="P94">eTag0,</text:p>
      <text:p text:style-name="P94"><text:soft-page-break/>eTag0,</text:p>
      <text:p text:style-name="P80">}_eComplex;</text:p>
      <text:p text:style-name="P63">#4.8: ‘_t’-postfixed types should be used in POSIX applications only.</text:p>
      <text:p text:style-name="P48">NOTE: POSIX (Portable Operating System Interface X (UNIX))</text:p>
      <text:p text:style-name="P37">Example</text:p>
      <text:p text:style-name="P81">typedef struct</text:p>
      <text:p text:style-name="P81">{</text:p>
      <text:p text:style-name="P95">int max_count;</text:p>
      <text:p text:style-name="P95">char *item_name;</text:p>
      <text:p text:style-name="P81">} counter_device_t;</text:p>
      <text:p text:style-name="P81">typedef unsigned long flags_t;</text:p>
      <text:p text:style-name="P81">typedef unsigned char byte_t;</text:p>
      <text:p text:style-name="P48"/>
      <text:p text:style-name="P48">#4.9: C++ non-abstract class names should start with the ‘C’ letter. Abstract class names (interfaces) should start with the ‘I’ letter</text:p>
      <text:p text:style-name="P37">Example</text:p>
      <text:p text:style-name="P81">class CThisApp</text:p>
      <text:p text:style-name="P81">{</text:p>
      <text:p text:style-name="P95">...</text:p>
      <text:p text:style-name="P81">};</text:p>
      <text:p text:style-name="P81">class CProject : public CObject</text:p>
      <text:p text:style-name="P81">{</text:p>
      <text:p text:style-name="P95"><text:soft-page-break/>...</text:p>
      <text:p text:style-name="P81">};</text:p>
      <text:h text:style-name="P106" text:outline-level="1"><text:bookmark-start text:name="__RefHeading__118_907811438"/>Functions and macros<text:bookmark-end text:name="__RefHeading__118_907811438"/></text:h>
      <text:p text:style-name="P49"/>
      <text:p text:style-name="P64">#5.1: System function names may be all lowercase. Posix-named functions must be Posix- compatible.</text:p>
      <text:p text:style-name="P38">System Functions</text:p>
      <text:p text:style-name="P82">posix functions: main, memcpy, strcpy, strcmp, malloc,...</text:p>
      <text:p text:style-name="P82">Parameter order must be compatible with Posix standard</text:p>
      <text:p text:style-name="P38">System Framework Functions</text:p>
      <text:p text:style-name="P82">startup, vectors, interrupt_dispatcher, …</text:p>
      <text:p text:style-name="P50">#5.2: Functions must follow a “Hungarian convention” using the first letters as a type identifier. </text:p>
      <text:p text:style-name="P50">#5.3: The “Hungarian convention” for functions must follow the rules 2.3, 2.4, 2.5, 2.10, 2.11 and 2.12.</text:p>
      <text:p text:style-name="P50"/>
      <text:p text:style-name="P64">#5.4: There is not “Hungarian convention” to document the parameters passed to a function.</text:p>
      <text:p text:style-name="P38">Good</text:p>
      <text:p text:style-name="P82">void ADC_vfnCalculation(void);</text:p>
      <text:p text:style-name="P82">void Pwm_vfnISR(void);</text:p>
      <text:p text:style-name="P82">u8 Timer_bfnConfig(void);</text:p>
      <text:p text:style-name="P82">void Misc_vfnCopyMemory(u8 *bpDest, u8 *bpSrc, u16 wSize);</text:p>
      <text:p text:style-name="P38">Bad</text:p>
      <text:p text:style-name="P82">u16 myFunction(void);</text:p>
      <text:p text:style-name="P82">u16 isrHandler(void);</text:p>
      <text:p text:style-name="P82">u32 ZeroMemory(void *pBuff, u16 nSize);</text:p>
      <text:p text:style-name="P82">void copyMem(u8 *bpDest, u8 *bpSrc, u16 wSize);</text:p>
      <text:p text:style-name="P50"/>
      <text:p text:style-name="P64">#5.5: All functions must be prototyped before being implemented.</text:p>
      <text:p text:style-name="P50">Remarks</text:p>
      <text:p text:style-name="P50">Global function prototypes should be put in header file.</text:p>
      <text:p text:style-name="P50">Static function prototypes must be put in the C file where</text:p>
      <text:p text:style-name="P50">defined.</text:p>
      <text:p text:style-name="P50"/>
      <text:p text:style-name="P51">#5.6: Macro constants must be all uppercase. There is not exception for this rule.</text:p>
      <text:p text:style-name="P51"/>
      <text:p text:style-name="P51">#5.7: Code macro names must be all uppercase. There is not exception for this rule.</text:p>
      <text:p text:style-name="P39">Good</text:p>
      <text:p text:style-name="P83">#define MAX(a,b) ((a) &lt; (b) ? (b) : (a))</text:p>
      <text:p text:style-name="P83">#define MAKEWORD(l,h) (((h)&lt;&lt;8) | (l))</text:p>
      <text:p text:style-name="P51">Remarks</text:p>
      <text:p text:style-name="P51">Such macro must not be confused with function call as it may behave differently if side-effect operators are used on parameters.</text:p>
      <text:p text:style-name="P51"/>
      <text:p text:style-name="P51">#5.8: Macro code must be completely bracketed</text:p>
      <text:p text:style-name="P51">Remarks</text:p>
      <text:p text:style-name="P51">bracketing ensures proper behavior when passing un-bracketed expression to macros</text:p>
      <text:p text:style-name="P51"/>
      <text:p text:style-name="P65">#5.9: Function like Macro should follow “Hungarian convention” for functions described at rules 2.3, 2.4, 2.5, 2.10, 2.11, 2.12, 5.1, 5.2, 5.3 and 5.4.</text:p>
      <text:p text:style-name="P51">Remarks</text:p>
      <text:p text:style-name="P51">Function like macro should be un-bracketed</text:p>
      <text:p text:style-name="P39">Good</text:p>
      <text:p text:style-name="P83">#define HOST_REQUEST_VERSION ((u8*)OutDataPtr) \</text:p>
      <text:p text:style-name="P96">COM_vfnExecuteCmd((u16)0x1234, (u8)6, (u8*)OutDataPtr)</text:p>
      <text:p text:style-name="P83">#define PROTOCOL_GET_MAX <text:s text:c="7"/>COM_vfnGetMaximum</text:p>
      <text:p text:style-name="P39">Bad</text:p>
      <text:p text:style-name="P83">#define GETMAX() <text:s text:c="7"/>COM_vfnGetMaximum((u16)0x1234, (u8)6)</text:p>
      <text:p text:style-name="P51"/>
      <text:p text:style-name="P51">#5.10: Conditional compilation statements must use ‘#if’ instead of ‘#ifdef’</text:p>
      <text:p text:style-name="P51">Remarks</text:p>
      <text:p text:style-name="P51">#if X evaluates to FALSE when X is either undefined or zero</text:p>
      <text:p text:style-name="P51">#ifdef X evaluates to TRUE even if X is zero</text:p>
      <text:p text:style-name="P51"/>
      <text:p text:style-name="P51"/>
      <text:h text:style-name="P107" text:outline-level="1"><text:bookmark-start text:name="__RefHeading__120_907811438"/>Driver / Library code<text:bookmark-end text:name="__RefHeading__120_907811438"/></text:h>
      <text:p text:style-name="P18"/>
      <text:p text:style-name="P28">Library Code</text:p>
      <text:p text:style-name="P17">Library Code is a code which is to be reused in different applications.</text:p>
      <text:p text:style-name="P17">Engineers are urged to write their applications as much reusable as possible.</text:p>
      <text:p text:style-name="P17"/>
      <text:p text:style-name="P17">Motivation</text:p>
      <text:p text:style-name="P17">Library code must not be in conflict with the user application An integration into the user application should be as easy as possible</text:p>
      <text:p text:style-name="P17"/>
      <text:p text:style-name="P17">General Rules</text:p>
      <text:p text:style-name="P17">Library code must follow this C Coding standard with additions defined in this section. Generally, the library code is identified by using library or module prefixes at any C Language elements.</text:p>
      <text:p text:style-name="P17"/>
      <text:p text:style-name="P28">#6.1: A library must contain one library API header file. Private library declarations and prototypes should go to private headers.</text:p>
      <text:p text:style-name="P17">Remarks</text:p>
      <text:p text:style-name="P17">Multiple-feature library may contain separate API header files for each feature. A library API “master” header would then include these.</text:p>
      <text:p text:style-name="P17"/>
      <text:p text:style-name="P17">#6.2: A library-specific or feature-specific file prefix should be used for library source file names.</text:p>
      <text:p text:style-name="P39">Examples</text:p>
      <text:p text:style-name="P83">Comlib.h, Comlib_sci.c, Comlib_iic.c, Comlib_private.h</text:p>
      <text:p text:style-name="P83">Canlib.h, Can_isr.c, Can_buff.c, Can_api.c</text:p>
      <text:p text:style-name="P51"/>
      <text:p text:style-name="P51">#6.3: A library-specific or feature-specific prefix should be used for each exported function.</text:p>
      <text:p text:style-name="P39">Recommended for Embedded Apps.</text:p>
      <text:p text:style-name="P83">void SCI_vfnInit(void);</text:p>
      <text:p text:style-name="P83">u16 SCI_wfnWrite(const void *pBuff, u16 wSize);</text:p>
      <text:p text:style-name="P39">Acceptable (recommended for Win32)</text:p>
      <text:p text:style-name="P83">int SciInit();</text:p>
      <text:p text:style-name="P83">int SciWrite(const void *pBuff, int nSize);</text:p>
      <text:p text:style-name="P51"/>
      <text:p text:style-name="P51"/>
      <text:p text:style-name="P65">#6.4: A library-specific or feature-specific prefix should be used for each exported (global) variable.</text:p>
      <text:p text:style-name="P39">Examples</text:p>
      <text:p text:style-name="P83">u8 *Comlib_gbpSciBuffer;</text:p>
      <text:p text:style-name="P83">u16 Comlib_gwSciBufferSize;</text:p>
      <text:p text:style-name="P83">u8 *SCI_gbpBuffer;</text:p>
      <text:p text:style-name="P83">u16 SCI_gwBufferSize;</text:p>
      <text:p text:style-name="P51"/>
      <text:p text:style-name="P51">#6.5: A library-specific or feature-specific prefix should be used for each macro or global ‘enum’ item.</text:p>
      <text:p text:style-name="P39">Examples</text:p>
      <text:p text:style-name="P83">#define COMLIB_MAX_SCI_BUFFER_SIZE <text:s text:c="8"/>100</text:p>
      <text:p text:style-name="P83">#define SCI_MAX_BUFFER_SIZE <text:s text:c="8"/>100</text:p>
      <text:p text:style-name="P83"/>
      <text:p text:style-name="P83">typedef enum</text:p>
      <text:p text:style-name="P83">{</text:p>
      <text:p text:style-name="P96">COMLIB_SCI_BLOCKING,</text:p>
      <text:p text:style-name="P96">COMLIB_SCI_BUFFERED</text:p>
      <text:p text:style-name="P83">}_COMLIB_FLAGS_;</text:p>
      <text:p text:style-name="P51"/>
      <text:p text:style-name="P65">#6.6: Any private library function or variable must be declared ‘static’</text:p>
      <text:p text:style-name="P51">Remarks</text:p>
      <text:p text:style-name="P51">Private objects are not required to use the library prefixes</text:p>
      <text:p text:style-name="P51"/>
      <text:p text:style-name="P51">#6.7: Private library function prototypes, variables types or macros must not appear in library API header file</text:p>
      <text:p text:style-name="P51">Remarks</text:p>
      <text:p text:style-name="P51">As all private functions are required to be ‘static’ having a prototype makes no sense anyway</text:p>
      <text:p text:style-name="P51"/>
      <text:p text:style-name="P51">#6.8: Library code should pay higher attention to proper using of ‘const’ function parameters (see 3.3)</text:p>
      <text:p text:style-name="P51">Remarks</text:p>
      <text:p text:style-name="P51">Not declaring function parameter as const forces user to re- type when passing his/her const data. This may be a problem when passing sensitive data to a “black-box” library code.</text:p>
      <text:p text:style-name="P51"/>
      <text:p text:style-name="P51"/>
      <text:h text:style-name="P107" text:outline-level="1"><text:bookmark-start text:name="__RefHeading__122_907811438"/>Coding style<text:bookmark-end text:name="__RefHeading__122_907811438"/></text:h>
      <text:p text:style-name="P18"/>
      <text:p text:style-name="P28">#7.1: All header files must be protected against multiple inclusion</text:p>
      <text:p text:style-name="P17">Remarks</text:p>
      <text:p text:style-name="P17">Use the uppercase FILETITLE_H_ as the protection macro</text:p>
      <text:p text:style-name="P39">Example</text:p>
      <text:p text:style-name="P83">foo.h:</text:p>
      <text:p text:style-name="P96">#ifndef FOO_H_</text:p>
      <text:p text:style-name="P96">#define FOO_H_</text:p>
      <text:p text:style-name="P96">...</text:p>
      <text:p text:style-name="P83">#endif</text:p>
      <text:p text:style-name="P83"/>
      <text:p text:style-name="P83">myapp.h:</text:p>
      <text:p text:style-name="P96">#ifndef MYAPP_H_</text:p>
      <text:p text:style-name="P96">#define MYAPP_H_</text:p>
      <text:p text:style-name="P96">...</text:p>
      <text:p text:style-name="P96">#endif</text:p>
      <text:p text:style-name="P51"/>
      <text:p text:style-name="P66">#7.2: Lines of code should not exceed 100 characters</text:p>
      <text:p text:style-name="P52">Remarks</text:p>
      <text:p text:style-name="P52">100 characters-lines are readable when printed</text:p>
      <text:p text:style-name="P52">Recommended editor/printer fonts</text:p>
      <text:p text:style-name="P40">Courier New 8pt</text:p>
      <text:p text:style-name="P40">Lucida Console 8pt</text:p>
      <text:p text:style-name="P52">(TAB) indent size must be 4</text:p>
      <text:p text:style-name="P52"/>
      <text:p text:style-name="P52">#7.3: Any block brackets must be positioned in the same column. Block body should be indented by a space-filled TAB (TAB size = 4)</text:p>
      <text:p text:style-name="P52"/>
      <text:p text:style-name="P52">#7.4: ‘if’, ‘for’, ‘while’ and ‘case’ statements must not be formatted on a single line</text:p>
      <text:p text:style-name="P40">Example</text:p>
      <text:p text:style-name="P40">if(!bOK) return FALSE;</text:p>
      <text:p text:style-name="P40">if(bAgain) Again();</text:p>
      <text:p text:style-name="P40">else Abort();</text:p>
      <text:p text:style-name="P40">switch(c)</text:p>
      <text:p text:style-name="P40">{</text:p>
      <text:p text:style-name="P84">case ‘A’: CalcA(); break;</text:p>
      <text:p text:style-name="P84">case ‘B’: CalcB(); break;</text:p>
      <text:p text:style-name="P84"><text:soft-page-break/>default: CalcC(); break;</text:p>
      <text:p text:style-name="P40">}</text:p>
      <text:p text:style-name="P67">#7.5: ‘if’, ‘for’, ‘while’ and ‘case’ statements must be always bracketed.</text:p>
      <text:p text:style-name="P53"/>
      <text:p text:style-name="P53">#7.6: All ‘if’ statements must have ‘else’ statement. This helps to consider unexpected values.</text:p>
      <text:p text:style-name="P85">Bad</text:p>
      <text:p text:style-name="P85">if (bDone)</text:p>
      <text:p text:style-name="P85">{</text:p>
      <text:p text:style-name="P97">Finalize();</text:p>
      <text:p text:style-name="P85">}</text:p>
      <text:p text:style-name="P85">else</text:p>
      <text:p text:style-name="P85">{</text:p>
      <text:p text:style-name="P97">Recalculate();</text:p>
      <text:p text:style-name="P97">ProcessNext();</text:p>
      <text:p text:style-name="P85">}</text:p>
      <text:p text:style-name="P53"/>
      <text:p text:style-name="P54">#7.7: Two or more C statements must not be on a single line. There is not exception for this rule.</text:p>
      <text:p text:style-name="P54"/>
      <text:p text:style-name="P54">#7.8: Any ‘switch’ “fall-thru” case (if used) must be explicitly commented.</text:p>
      <text:p text:style-name="P54"/>
      <text:p text:style-name="P54">#7.9: An ‘if-else if’ blocks should be used for multiple testing of related conditions. When used, all blocks should be positioned in the same <text:soft-page-break/>column</text:p>
      <text:p text:style-name="P54"/>
      <text:p text:style-name="P68">#7.10: Spacing examples which should be followed</text:p>
      <text:p text:style-name="P41">brackets, no inner spaces</text:p>
      <text:p text:style-name="P41">brackets, no outer spaces</text:p>
      <text:p text:style-name="P41">comma in function call, one space</text:p>
      <text:p text:style-name="P41">‘for’-loop semicolon, one space</text:p>
      <text:p text:style-name="P41">binary operators, one space</text:p>
      <text:p text:style-name="P41">logical operators, one space</text:p>
      <text:p text:style-name="P41">assignment, one space</text:p>
      <text:p text:style-name="P41">embedded assignment, one spaces</text:p>
      <text:p text:style-name="P54"/>
      <text:p text:style-name="P54">note: one means at least one space or newline</text:p>
      <text:p text:style-name="P54"/>
      <text:p text:style-name="P54"/>
      <text:p text:style-name="P68">#7.11: A release-version code should not contain any commented-out code. Using #if 0 must be explicitly and thoroughly documented in the code</text:p>
      <text:p text:style-name="P41">Good</text:p>
      <text:p text:style-name="P86">void foo(int arg)</text:p>
      <text:p text:style-name="P86">{</text:p>
      <text:p text:style-name="P98">if(arg)</text:p>
      <text:p text:style-name="P98">{</text:p>
      <text:p text:style-name="P99">#if(0)</text:p>
      <text:p text:style-name="P100">Debug(arg);</text:p>
      <text:p text:style-name="P99">#endif</text:p>
      <text:p text:style-name="P99">Process(arg);</text:p>
      <text:p text:style-name="P98">}</text:p>
      <text:p text:style-name="P86">}</text:p>
      <text:p text:style-name="P54"/>
      <text:p text:style-name="P55">#7.12: Any comments should be in English, ASCII character set, using common text formatting. All uppercase text shall not be used in multiline comments</text:p>
      <text:p text:style-name="P55"/>
      <text:p text:style-name="P55">#7.13:</text:p>
      <text:p text:style-name="P55">The code must be commented enough to be easily readable. Logical set of statements should be separated by a blank line and prefaced by a comment line or block.</text:p>
      <text:p text:style-name="P55"><text:soft-page-break/></text:p>
      <text:p text:style-name="P55"/>
      <text:p text:style-name="P69"/>
      <text:p text:style-name="P55"/>
      <text:p text:style-name="P55"/>
      <text:p text:style-name="P55"/>
      <text:p text:style-name="P55"/>
      <text:p text:style-name="P55"/>
      <text:p text:style-name="P55"/>
      <text:p text:style-name="P58">Version control table</text:p>
      <table:table table:name="Table5" table:style-name="Table5">
        <table:table-column table:style-name="Table5.A"/>
        <table:table-column table:style-name="Table5.B" table:number-columns-repeated="2"/>
        <table:table-column table:style-name="Table5.A"/>
        <table:table-row>
          <table:table-cell table:style-name="Table5.A1" office:value-type="string">
            <text:p text:style-name="P56">1.0</text:p>
          </table:table-cell>
          <table:table-cell table:style-name="Table5.A1" office:value-type="string">
            <text:p text:style-name="P56">27 de Noviembre del 2017.</text:p>
          </table:table-cell>
          <table:table-cell table:style-name="Table5.A1" office:value-type="string">
            <text:p text:style-name="P110">Initial version</text:p>
          </table:table-cell>
          <table:table-cell table:style-name="Table5.D1" office:value-type="string">
            <text:p text:style-name="P110">Manuel Herrera Salas</text:p>
          </table:table-cell>
        </table:table-row>
        <table:table-row>
          <table:table-cell table:style-name="Table5.A2" office:value-type="string">
            <text:p text:style-name="P111"/>
          </table:table-cell>
          <table:table-cell table:style-name="Table5.A2" office:value-type="string">
            <text:p text:style-name="P111"/>
          </table:table-cell>
          <table:table-cell table:style-name="Table5.A2" office:value-type="string">
            <text:p text:style-name="P111"/>
          </table:table-cell>
          <table:table-cell table:style-name="Table5.D2" office:value-type="string">
            <text:p text:style-name="P111"/>
          </table:table-cell>
        </table:table-row>
      </table:table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title>C Coding standard</text:title> </text:p>
      </style:header>
      <style:footer>
        <text:p text:style-name="Footer"><text:page-number text:select-page="current">44</text:page-number>/<text:page-count>4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Herrera Salas</meta:initial-creator>
    <meta:creation-date>2017-11-27T19:38:36.596207679</meta:creation-date>
    <meta:editing-cycles>31</meta:editing-cycles>
    <meta:editing-duration>PT1H4M27S</meta:editing-duration>
    <dc:title>C Coding standard</dc:title>
    <dc:date>2017-11-27T20:58:44.547138864</dc:date>
    <dc:creator>Manuel Herrera Salas</dc:creator>
    <meta:generator>LibreOffice/4.3.3.2$Linux_X86_64 LibreOffice_project/430m0$Build-2</meta:generator>
    <meta:document-statistic meta:table-count="5" meta:image-count="0" meta:object-count="0" meta:page-count="46" meta:paragraph-count="441" meta:word-count="2035" meta:character-count="13940" meta:non-whitespace-character-count="12309"/>
  </office:meta>
</office:document-meta>
</file>